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b63f6" officeooo:paragraph-rsid="001b63f6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paragraph-properties fo:margin-left="0cm" fo:margin-right="0cm" fo:margin-top="0.101cm" fo:margin-bottom="0.101cm" loext:contextual-spacing="false" fo:line-height="150%" fo:text-indent="0cm" style:auto-text-indent="false"/>
      <style:text-properties officeooo:rsid="001b63f6" officeooo:paragraph-rsid="001b63f6"/>
    </style:style>
    <style:style style:name="P4" style:family="paragraph" style:parent-style-name="Standard">
      <style:paragraph-properties fo:margin-left="0cm" fo:margin-right="0cm" fo:margin-top="0.101cm" fo:margin-bottom="0.101cm" loext:contextual-spacing="false" fo:line-height="150%" fo:text-indent="0cm" style:auto-text-indent="false"/>
      <style:text-properties fo:color="#d4d4d4" style:font-name="Droid Sans Mono" fo:font-size="10.5pt" fo:font-weight="normal" officeooo:rsid="001b63f6" officeooo:paragraph-rsid="001b63f6" fo:background-color="#1e1e1e"/>
    </style:style>
    <style:style style:name="T1" style:family="text">
      <style:text-properties fo:color="#569cd6"/>
    </style:style>
    <style:style style:name="T2" style:family="text">
      <style:text-properties fo:color="#dcdcaa"/>
    </style:style>
    <style:style style:name="T3" style:family="text">
      <style:text-properties fo:color="#9cdc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İlk sunum için struct yapılarının oluşturulduğundan ve sonrasında txt dosyalarının oluşturulup linked list ile birbirine bağlanacağından söz etmiştik.</text:p>
      <text:p text:style-name="P3">customer.txt, personel.txt, books.txt ve soldBooks.txt dosyaları oluşturuldu.</text:p>
      <text:p text:style-name="P3">customer.txt</text:p>
      <text:p text:style-name="P3">sırasıyla müşterinin ID’sini, adını, soyadını ve bakiyesini içerir.</text:p>
      <text:p text:style-name="P3">personel.txt</text:p>
      <text:p text:style-name="P3">sırasıyla personellerin ID’sini, adını ve soyadını içerir.</text:p>
      <text:p text:style-name="P3">books.txt</text:p>
      <text:p text:style-name="P3">sırasıyla kitapların ID’sini, adını, yazarını, yayınevini, fiyatını, bulunma adedini ve sayfa sayılarını içerir.</text:p>
      <text:p text:style-name="P3">soldBooks.txt</text:p>
      <text:p text:style-name="P3">sırasıyla personel ID’si, müşteri ID’si ve satılmış olan kitabın ID’sini içerir. Bu dosya sonrasında linked liste aktarılarak hangi personelin hangi müşteriye hangi kitabı sattığına dair bilgileri bizlere verecek.</text:p>
      <text:p text:style-name="P3">Oluşturulmuş bu txt dosyaları aşağıda belirtilen fonksiyonlarda gerekli işlemler yapılarak okunup, linked listlere eklenmiştir.</text:p>
      <text:p text:style-name="P4"><text:span text:style-name="T1">void</text:span> <text:span text:style-name="T2">booksText</text:span>();</text:p>
      <text:p text:style-name="P2"><text:span text:style-name="T1">void</text:span> <text:span text:style-name="T2">linkBooks</text:span>(<text:span text:style-name="T1">int</text:span> <text:span text:style-name="T3">id</text:span>, <text:span text:style-name="T1">char</text:span> <text:span text:style-name="T3">name</text:span><text:span text:style-name="T1">[]</text:span>, <text:span text:style-name="T1">char</text:span> <text:span text:style-name="T3">author</text:span><text:span text:style-name="T1">[]</text:span>, <text:span text:style-name="T1">char</text:span> <text:span text:style-name="T3">publisher</text:span><text:span text:style-name="T1">[]</text:span>, <text:span text:style-name="T1">int</text:span> <text:span text:style-name="T3">price</text:span>, <text:span text:style-name="T1">int</text:span> <text:span text:style-name="T3">amount</text:span>, <text:span text:style-name="T1">int</text:span> <text:span text:style-name="T3">pageNumber</text:span>);</text:p>
      <text:p text:style-name="P2"><text:span text:style-name="T1">void</text:span> <text:span text:style-name="T2">customerText</text:span>();</text:p>
      <text:p text:style-name="P2"><text:span text:style-name="T1">void</text:span> <text:span text:style-name="T2">linkCustomers</text:span>(<text:span text:style-name="T1">int</text:span> <text:span text:style-name="T3">id</text:span>, <text:span text:style-name="T1">char</text:span> <text:span text:style-name="T3">name</text:span><text:span text:style-name="T1">[]</text:span>, <text:span text:style-name="T1">char</text:span> <text:span text:style-name="T3">surname</text:span><text:span text:style-name="T1">[]</text:span>, <text:span text:style-name="T1">int</text:span> <text:span text:style-name="T3">budget</text:span>);</text:p>
      <text:p text:style-name="P2"><text:span text:style-name="T1">void</text:span> <text:span text:style-name="T2">personelText</text:span>();</text:p>
      <text:p text:style-name="P2"><text:span text:style-name="T1">void</text:span> <text:span text:style-name="T2">linkPersonels</text:span>(<text:span text:style-name="T1">int</text:span> <text:span text:style-name="T3">id</text:span>, <text:span text:style-name="T1">char</text:span> <text:span text:style-name="T3">name</text:span><text:span text:style-name="T1">[]</text:span>, <text:span text:style-name="T1">char</text:span> <text:span text:style-name="T3">surname</text:span><text:span text:style-name="T1">[]</text:span>);</text:p>
      <text:p text:style-name="P2"><text:span text:style-name="T1">void</text:span> <text:span text:style-name="T2">soldBooksText</text:span>();</text:p>
      <text:p text:style-name="P2"><text:span text:style-name="T1">void</text:span> <text:span text:style-name="T2">linkSoldBooks</text:span>(<text:span text:style-name="T1">int</text:span> <text:span text:style-name="T3">idPersonel</text:span>, <text:span text:style-name="T1">int</text:span> <text:span text:style-name="T3">idCustomer</text:span>, <text:span text:style-name="T1">int</text:span> <text:span text:style-name="T3">idSoldBook</text:span>);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22:38:27.428176761</meta:creation-date>
    <dc:date>2021-05-06T22:45:57.062090250</dc:date>
    <meta:editing-duration>PT7M30S</meta:editing-duration>
    <meta:editing-cycles>1</meta:editing-cycles>
    <meta:document-statistic meta:table-count="0" meta:image-count="0" meta:object-count="0" meta:page-count="1" meta:paragraph-count="19" meta:word-count="145" meta:character-count="1227" meta:non-whitespace-character-count="1101"/>
    <meta:generator>LibreOffice/6.4.6.2$Linux_X86_64 LibreOffice_project/40$Build-2</meta:generator>
  </office:meta>
</office:document-meta>
</file>